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9528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office:value-type="string">
            <text:p>Static</text:p>
          </table:table-cell>
          <table:table-cell office:value-type="string">
            <text:p>Equ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Sheet1.P17" table:end-x="0.4043in" table:end-y="0.052in" draw:z-index="0" draw:name="Chart 2" draw:style-name="gr1" svg:width="5.0209in" svg:height="2.7736in" svg:x="0.0713in" svg:y="0in">
              <draw:object draw:notify-on-update-of-ranges="Sheet1.A5:Sheet1.A15 Sheet1.B4:Sheet1.B4 Sheet1.B5:Sheet1.B15 Sheet1.C4:Sheet1.C4 Sheet1.C5:Sheet1.C15 Sheet1.F4:Sheet1.F4 Sheet1.F5:Sheet1.F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table:style-name="Default"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table:style-name="Default" office:value-type="float" office:value="72">
            <text:p>72</text:p>
          </table:table-cell>
          <table:table-cell office:value-type="float" office:value="64">
            <text:p>64</text:p>
          </table:table-cell>
          <table:table-cell table:formula="of:=AVERAGE([.B6:.E6])" office:value-type="float" office:value="63.5">
            <text:p>63.5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table:style-name="Default" office:value-type="float" office:value="41">
            <text:p>41</text:p>
          </table:table-cell>
          <table:table-cell office:value-type="float" office:value="36">
            <text:p>36</text:p>
          </table:table-cell>
          <table:table-cell table:formula="of:=AVERAGE([.B7:.E7])" office:value-type="float" office:value="37.75">
            <text:p>37.75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style-name="Default" office:value-type="float" office:value="29">
            <text:p>29</text:p>
          </table:table-cell>
          <table:table-cell office:value-type="float" office:value="26">
            <text:p>26</text:p>
          </table:table-cell>
          <table:table-cell table:formula="of:=AVERAGE([.B8:.E8]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AVERAGE([.B9:.E9])" office:value-type="float" office:value="22.25">
            <text:p>22.2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Default"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AVERAGE([.B10:.E10])" office:value-type="float" office:value="14.75">
            <text:p>14.7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AVERAGE([.B11:.E11])" office:value-type="float" office:value="15">
            <text:p>15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AVERAGE([.B12:.E12])" office:value-type="float" office:value="14.5">
            <text:p>14.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AVERAGE([.B13:.E13])" office:value-type="float" office:value="11.75">
            <text:p>11.75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AVERAGE([.B14:.E14]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Default"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AVERAGE([.B15:.E15])" office:value-type="float" office:value="10.5">
            <text:p>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Sheet1.P33" table:end-x="0.3732in" table:end-y="0.052in" draw:z-index="1" draw:name="Chart 3" draw:style-name="gr1" svg:width="5.0209in" svg:height="2.7736in" svg:x="0.0402in" svg:y="0in">
              <draw:object draw:notify-on-update-of-ranges="Sheet1.F4:Sheet1.F4 Sheet1.F5:Sheet1.F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3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02T03:10:48.56</dc:date>
    <meta:generator>OpenOffice.org/3.3$Win32 OpenOffice.org_project/330m20$Build-9567</meta:generator>
    <meta:editing-duration>PT10M20S</meta:editing-duration>
    <meta:editing-cycles>2</meta:editing-cycles>
    <meta:document-statistic meta:table-count="3" meta:cell-count="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9d3e3b" draw:fill-color="#9d3e3b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d4a5a4" draw:fill-color="#d4a5a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54cm" svg:height="7.046cm" xlink:href=".." xlink:type="simple" chart:class="chart:line" chart:style-name="ch1">
        <chart:legend chart:legend-position="end" svg:x="10.807cm" svg:y="2.778cm" chart:style-name="ch2"/>
        <chart:plot-area chart:style-name="ch3" table:cell-range-address="Sheet1.A5:Sheet1.C15 Sheet1.A4:Sheet1.C4 Sheet1.F4:Sheet1.F15" chart:data-source-has-labels="both" svg:x="0.705cm" svg:y="0.695cm" svg:width="9.592cm" svg:height="5.791cm">
          <chartooo:coordinate-region svg:x="1.326cm" svg:y="0.894cm" svg:width="8.784cm" svg:height="4.945cm"/>
          <chart:axis chart:dimension="x" chart:name="primary-x" chart:style-name="ch4">
            <chart:categories table:cell-range-address="Sheet1.A5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5" chart:label-cell-address="Sheet1.B4:Sheet1.B4" chart:class="chart:line">
            <chart:data-point chart:repeated="11"/>
          </chart:series>
          <chart:series chart:style-name="ch8" chart:values-cell-range-address="Sheet1.C5:Sheet1.C15" chart:label-cell-address="Sheet1.C4:Sheet1.C4" chart:class="chart:line">
            <chart:data-point chart:repeated="11"/>
          </chart:series>
          <chart:series chart:style-name="ch9" chart:values-cell-range-address="Sheet1.F5:Sheet1.F15" chart:label-cell-address="Sheet1.F4:Sheet1.F4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4:Sheet1.B4</svg:desc>
                </draw:g>
              </table:table-cell>
              <table:table-cell office:value-type="string">
                <text:p>Two</text:p>
                <draw:g>
                  <svg:desc>Sheet1.C4:Sheet1.C4</svg:desc>
                </draw:g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B5:Sheet1.B15</svg:desc>
                </draw:g>
              </table:table-cell>
              <table:table-cell office:value-type="float" office:value="NaN">
                <text:p>NaN</text:p>
                <draw:g>
                  <svg:desc>Sheet1.C5:Sheet1.C15</svg:desc>
                </draw:g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54cm" svg:height="7.046cm" xlink:href=".." xlink:type="simple" chart:class="chart:line" chart:style-name="ch1">
        <chart:title svg:x="5.178cm" svg:y="0.275cm" chart:style-name="ch2">
          <text:p>Average</text:p>
        </chart:title>
        <chart:legend chart:legend-position="end" svg:x="10.807cm" svg:y="3.228cm" chart:style-name="ch3"/>
        <chart:plot-area chart:style-name="ch4" table:cell-range-address="Sheet1.F4:Sheet1.F15" chart:data-source-has-labels="row" svg:x="0.705cm" svg:y="1.846cm" svg:width="9.592cm" svg:height="4.64cm">
          <chartooo:coordinate-region svg:x="1.326cm" svg:y="2.045cm" svg:width="8.784cm" svg:height="3.7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5:Sheet1.F15" chart:label-cell-address="Sheet1.F4:Sheet1.F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">
                <text:p>1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